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imbus Mono L" svg:font-family="'Nimbus Mono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fo:font-size="14pt" fo:font-weight="bold" officeooo:rsid="00044a4a" officeooo:paragraph-rsid="00044a4a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15%" fo:text-align="justify" style:justify-single-word="false"/>
      <style:text-properties fo:font-size="12pt" fo:font-weight="bold" officeooo:rsid="00044a4a" officeooo:paragraph-rsid="00044a4a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15%" fo:text-align="justify" style:justify-single-word="false"/>
      <style:text-properties fo:font-size="12pt" fo:font-weight="normal" officeooo:rsid="00044a4a" officeooo:paragraph-rsid="00044a4a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15%" fo:text-align="justify" style:justify-single-word="false"/>
      <style:text-properties fo:font-size="12pt" fo:font-weight="normal" officeooo:rsid="0008d5e6" officeooo:paragraph-rsid="0008d5e6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15%" fo:text-align="center" style:justify-single-word="false"/>
      <style:text-properties fo:font-size="11pt" fo:font-weight="normal" officeooo:rsid="00044a4a" officeooo:paragraph-rsid="00044a4a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line-height="115%" fo:text-align="justify" style:justify-single-word="false"/>
      <style:text-properties fo:font-size="11pt" fo:font-weight="normal" officeooo:rsid="00044a4a" officeooo:paragraph-rsid="00044a4a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line-height="115%" fo:text-align="center" style:justify-single-word="false"/>
      <style:text-properties fo:font-size="11pt" fo:font-weight="bold" officeooo:rsid="00044a4a" officeooo:paragraph-rsid="00044a4a" style:font-size-asian="11pt" style:font-weight-asian="bold" style:font-size-complex="11pt" style:font-weight-complex="bold"/>
    </style:style>
    <style:style style:name="P8" style:family="paragraph" style:parent-style-name="Default">
      <style:paragraph-properties fo:line-height="115%" fo:text-align="center" style:justify-single-word="false"/>
      <style:text-properties fo:color="#000000" style:font-name="Nimbus Mono L" fo:font-size="9.5pt" fo:font-style="normal" fo:font-weight="normal" officeooo:rsid="00044a4a" officeooo:paragraph-rsid="00044a4a" style:font-size-asian="9.5pt" style:font-style-asian="normal" style:font-weight-asian="normal" style:font-size-complex="11pt" style:font-weight-complex="normal"/>
    </style:style>
    <style:style style:name="P9" style:family="paragraph" style:parent-style-name="Standard" style:list-style-name="L1">
      <style:paragraph-properties fo:line-height="115%" fo:text-align="justify" style:justify-single-word="false"/>
      <style:text-properties fo:font-size="12pt" fo:font-weight="normal" officeooo:rsid="0005f3b7" officeooo:paragraph-rsid="0005f3b7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line-height="115%" fo:text-align="justify" style:justify-single-word="false"/>
      <style:text-properties fo:font-size="12pt" fo:font-weight="normal" officeooo:rsid="0043edaf" officeooo:paragraph-rsid="00475673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line-height="115%" fo:text-align="justify" style:justify-single-word="false"/>
      <style:text-properties fo:font-size="12pt" fo:font-weight="normal" officeooo:rsid="00620c26" officeooo:paragraph-rsid="0063379a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line-height="115%" fo:text-align="justify" style:justify-single-word="false"/>
      <style:text-properties fo:font-size="12pt" fo:font-weight="normal" officeooo:rsid="0008d5e6" officeooo:paragraph-rsid="0008d5e6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line-height="115%" fo:text-align="justify" style:justify-single-word="false"/>
      <style:text-properties fo:font-size="12pt" fo:font-weight="normal" officeooo:rsid="0008d5e6" officeooo:paragraph-rsid="0034fd76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line-height="115%" fo:text-align="justify" style:justify-single-word="false"/>
      <style:text-properties fo:font-size="12pt" fo:font-weight="normal" officeooo:rsid="0008d5e6" officeooo:paragraph-rsid="00374ea0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line-height="115%" fo:text-align="justify" style:justify-single-word="false"/>
      <style:text-properties fo:font-size="12pt" fo:font-weight="normal" officeooo:rsid="0052b880" officeooo:paragraph-rsid="005c84a3" style:font-size-asian="12pt" style:font-weight-asian="normal" style:font-size-complex="12pt" style:font-weight-complex="normal"/>
    </style:style>
    <style:style style:name="T1" style:family="text">
      <style:text-properties officeooo:rsid="0005f3b7"/>
    </style:style>
    <style:style style:name="T2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34fd76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3b3161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05f3b7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475673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48fb40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52b880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5c84a3" style:font-style-asian="italic" style:font-weight-asian="bold" style:font-style-complex="italic" style:font-weight-complex="bold"/>
    </style:style>
    <style:style style:name="T11" style:family="text">
      <style:text-properties officeooo:rsid="00070efe"/>
    </style:style>
    <style:style style:name="T12" style:family="text">
      <style:text-properties officeooo:rsid="000a568f"/>
    </style:style>
    <style:style style:name="T13" style:family="text">
      <style:text-properties officeooo:rsid="000cf6a8"/>
    </style:style>
    <style:style style:name="T14" style:family="text">
      <style:text-properties officeooo:rsid="000ee17c"/>
    </style:style>
    <style:style style:name="T15" style:family="text">
      <style:text-properties officeooo:rsid="000fe91c"/>
    </style:style>
    <style:style style:name="T16" style:family="text">
      <style:text-properties officeooo:rsid="0012ecb0"/>
    </style:style>
    <style:style style:name="T17" style:family="text">
      <style:text-properties officeooo:rsid="001dd2dd"/>
    </style:style>
    <style:style style:name="T18" style:family="text">
      <style:text-properties officeooo:rsid="001ed8db"/>
    </style:style>
    <style:style style:name="T19" style:family="text">
      <style:text-properties officeooo:rsid="00209bf9"/>
    </style:style>
    <style:style style:name="T20" style:family="text">
      <style:text-properties officeooo:rsid="0023edb9"/>
    </style:style>
    <style:style style:name="T21" style:family="text">
      <style:text-properties officeooo:rsid="0024c1d3"/>
    </style:style>
    <style:style style:name="T22" style:family="text">
      <style:text-properties officeooo:rsid="00264e4a"/>
    </style:style>
    <style:style style:name="T23" style:family="text">
      <style:text-properties officeooo:rsid="002c1300"/>
    </style:style>
    <style:style style:name="T24" style:family="text">
      <style:text-properties officeooo:rsid="00326428"/>
    </style:style>
    <style:style style:name="T25" style:family="text">
      <style:text-properties officeooo:rsid="0034fd76"/>
    </style:style>
    <style:style style:name="T26" style:family="text">
      <style:text-properties officeooo:rsid="00374ea0"/>
    </style:style>
    <style:style style:name="T27" style:family="text">
      <style:text-properties officeooo:rsid="00422c11"/>
    </style:style>
    <style:style style:name="T28" style:family="text">
      <style:text-properties officeooo:rsid="0045b9ed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officeooo:rsid="00475673" style:font-style-asian="normal" style:font-style-complex="normal"/>
    </style:style>
    <style:style style:name="T31" style:family="text">
      <style:text-properties fo:font-style="normal" officeooo:rsid="004972ae" style:font-style-asian="normal" style:font-style-complex="normal"/>
    </style:style>
    <style:style style:name="T32" style:family="text">
      <style:text-properties fo:font-style="normal" officeooo:rsid="004a51f5" style:font-style-asian="normal" style:font-style-complex="normal"/>
    </style:style>
    <style:style style:name="T33" style:family="text">
      <style:text-properties fo:font-style="normal" officeooo:rsid="0052b880" style:font-style-asian="normal" style:font-style-complex="normal"/>
    </style:style>
    <style:style style:name="T34" style:family="text">
      <style:text-properties fo:font-style="normal" officeooo:rsid="0034fd76" style:font-style-asian="normal" style:font-style-complex="normal"/>
    </style:style>
    <style:style style:name="T35" style:family="text">
      <style:text-properties fo:font-style="normal" officeooo:rsid="0055e5b6" style:font-style-asian="normal" style:font-style-complex="normal"/>
    </style:style>
    <style:style style:name="T36" style:family="text">
      <style:text-properties fo:font-style="normal" officeooo:rsid="0057d0bf" style:font-style-asian="normal" style:font-style-complex="normal"/>
    </style:style>
    <style:style style:name="T37" style:family="text">
      <style:text-properties fo:font-style="normal" officeooo:rsid="0063379a" style:font-style-asian="normal" style:font-style-complex="normal"/>
    </style:style>
    <style:style style:name="T38" style:family="text">
      <style:text-properties officeooo:rsid="005c84a3"/>
    </style:style>
    <style:style style:name="T39" style:family="text">
      <style:text-properties officeooo:rsid="0065b1a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eração de Dados – Classificação</text:p>
      <text:p text:style-name="P1">Preparação da base de microdados do ENEM 2012</text:p>
      <text:p text:style-name="P1"/>
      <text:p text:style-name="P7">Jonathan Coutinho Luz de Queiroz¹</text:p>
      <text:p text:style-name="P7">Guilherme Lima Bernal¹</text:p>
      <text:p text:style-name="P7"/>
      <text:p text:style-name="P5">¹Instituto de Matemática – Universidade Federal da Bahia</text:p>
      <text:p text:style-name="P5"/>
      <text:p text:style-name="P8">jonathanqueiroz@dcc.ufba.br, ufba@lbguilherme.com</text:p>
      <text:p text:style-name="P5"/>
      <text:p text:style-name="P5"/>
      <text:p text:style-name="P6"/>
      <text:p text:style-name="P2">1. Introdução</text:p>
      <text:p text:style-name="P3"/>
      <text:p text:style-name="P3"><text:tab/>Nes<text:span text:style-name="T18">t</text:span>a atividade, <text:span text:style-name="T13">preparamos </text:span>a base de <text:span text:style-name="T14">micro</text:span>dados do ENEM 2012 <text:span text:style-name="T15">para a futura utilização</text:span> em um algor<text:span text:style-name="T16">i</text:span>tmo de classificação. O <text:span text:style-name="T17">objetivo final do trabalho consiste em classificar os candidatos em quatro grupos, de acordo com a nota obtida na prova de redação: </text:span>“ruim”, “regular”, “boa” e “ótima”. O intervalo de valores para a nota da redação que <text:span text:style-name="T19">está associado</text:span> <text:span text:style-name="T19">a</text:span> cada um desses grupos é baseado na divisão do dataset original em quartis, sendo “ruim” o primeiro quartil e “ótima” o último. Para passar pela qualificação, todas as colunas precisam ser normalizadas para números <text:span text:style-name="T20">de</text:span> 0 <text:span text:style-name="T20">a</text:span> 1.</text:p>
      <text:p text:style-name="P3"><text:tab/><text:span text:style-name="T23">Optamos, nesta etapa, por remover colunas majoritariamente por razões técnicas (número de identificação do candidato, por exemplo, além de outros campos descritos a seguir). Consequentemente, colunas que simplesmente suspeitamos serem poucos relevantes para a classificação, devido à análise estatística previamente realizada, foram mantidas. Essa abordagem permite que a análise estatística sirva como um guia durante o desenvolvimento do algoritmo de classificação, ao invés de determinar completamente quais dados serão utilizados nele.</text:span></text:p>
      <text:p text:style-name="P3"/>
      <text:p text:style-name="P2">2. Normalização da <text:span text:style-name="T12">base de dados</text:span></text:p>
      <text:p text:style-name="P3"/>
      <text:p text:style-name="P3"><text:tab/><text:span text:style-name="T1">As seguintes operações foram realizadas com o intuito de normalizar a base de dados:</text:span></text:p>
      <text:p text:style-name="P3"/>
      <text:list xml:id="list2534027031" text:style-name="L1">
        <text:list-item>
          <text:p text:style-name="P9">Foi criada a coluna <text:span text:style-name="T2">UF_INSC_IGUAL_PROVA</text:span>, que guarda “1” se <text:span text:style-name="T3">UF_INSC</text:span> for i<text:span text:style-name="T21">g</text:span>ual ao <text:span text:style-name="T3">UF_MUNICIPIO_PROVA</text:span>, indicando que o candidato não mudou de estado para fazer a prova. “0” caso contrário.</text:p>
        </text:list-item>
        <text:list-item>
          <text:p text:style-name="P9"><text:span text:style-name="T3">UF_INSC</text:span> foi expandido para um total de 26 colunas, cada uma contendo “1” ou “0” para indicar se o candidato fez a prova nesse estado ou não. Nenhum candidato poder ter mais de um estado marcado como “1”. <text:span text:style-name="T28">Informações adicionais sobre a localização do candidato (nome do município, código do municício, etc.) foram removidas.</text:span></text:p>
        </text:list-item>
        <text:list-item>
          <text:p text:style-name="P9">De forma similar, <text:span text:style-name="T3">TP_SEXO</text:span> foi expandido para duas colunas: <text:span text:style-name="T3">GENERO_HOMEM</text:span> e <text:span text:style-name="T3">GENERO_MULHER</text:span>, com apenas uma delas sendo marcada como “1”.</text:p>
        </text:list-item>
        <text:list-item>
          <text:p text:style-name="P9">As colunas <text:span text:style-name="T3">NOTA_CN</text:span>, <text:span text:style-name="T3">NOTA_CH</text:span>, <text:span text:style-name="T3">NOTA_LC</text:span> e <text:span text:style-name="T3">NOTA_MT</text:span> passaram a guardar a nota do candidato em cada uma das provas. Para que o valor seja consistente <text:span text:style-name="T22">de</text:span> 0 <text:span text:style-name="T22">a</text:span> 1, essa nota foi dividida por 1000.</text:p>
        </text:list-item>
        <text:list-item>
          <text:p text:style-name="P9"><text:soft-page-break/>Várias colunas que guardavam as opções marcadas pelo <text:span text:style-name="T39">candidato</text:span>, gabarito, identificação da prova e afins foram removidas por <text:span text:style-name="T27">serem</text:span> <text:span text:style-name="T27">ir</text:span>relevante<text:span text:style-name="T27">s</text:span> para obtenção do resultado.</text:p>
        </text:list-item>
        <text:list-item>
          <text:p text:style-name="P10"><text:span text:style-name="T30">A coluna </text:span><text:span text:style-name="T6">TP_</text:span><text:span text:style-name="T8">ESCOLA</text:span><text:span text:style-name="T6"> </text:span><text:span text:style-name="T30">foi expandida para duas colunas: </text:span><text:span text:style-name="T7">ESCOLA_PUBLICA</text:span><text:span text:style-name="T30"> e </text:span><text:span text:style-name="T7">ESCOLA_PRIVADA</text:span><text:span text:style-name="T30">. Para a maioria dos candidatos, o tipo de escola não foi informado, e portanto ambas as colunas </text:span><text:span text:style-name="T32">apresentam valor</text:span><text:span text:style-name="T30"> fal</text:span><text:span text:style-name="T31">s</text:span><text:span text:style-name="T32">o</text:span><text:span text:style-name="T30">. </text:span><text:span text:style-name="T1">Demais i</text:span>nformações sobre a escola e a entidade certificadora do candidato (nome, município, <text:span text:style-name="T28">etc.</text:span>) foram removidas.</text:p>
        </text:list-item>
        <text:list-item>
          <text:p text:style-name="P11">Analogamente, a coluna <text:s/><text:span text:style-name="T3">ID_LOCALIZACAO</text:span><text:span text:style-name="T29"> foi expandida para duas colunas: </text:span><text:span text:style-name="T3">LOCALIZACAO_URBANA</text:span><text:span text:style-name="T29"> e </text:span><text:span text:style-name="T3">LOCALIZACAO_RURAL</text:span><text:span text:style-name="T29">. </text:span><text:span text:style-name="T30">Para a maioria dos candidatos, o tipo de </text:span><text:span text:style-name="T37">localização</text:span><text:span text:style-name="T30"> não foi informado, e portanto ambas as colunas </text:span><text:span text:style-name="T32">apresentam valor</text:span><text:span text:style-name="T30"> fal</text:span><text:span text:style-name="T31">s</text:span><text:span text:style-name="T32">o</text:span><text:span text:style-name="T30">.</text:span></text:p>
        </text:list-item>
        <text:list-item>
          <text:p text:style-name="P9">A idade foi normalizada <text:span text:style-name="T24">para valores de</text:span> 0 <text:span text:style-name="T24">a</text:span> 1 através de uma divisão por 100. <text:span text:style-name="T11">Dessa forma, a menor idade passou a ser 0.12 e a maior idade passou a ser 0.70.</text:span></text:p>
        </text:list-item>
        <text:list-item>
          <text:p text:style-name="P12"><text:span text:style-name="T3">TP_COR_RACA</text:span> foi dividido em 5 colunas, uma com cada cor/raça. Cada uma possui “1” se ela é verdadeira para o candidato. Nenhum candidato tem duas dessas colunas como verdadeiras.</text:p>
        </text:list-item>
        <text:list-item>
          <text:p text:style-name="P15">Analogamente, <text:span text:style-name="T10">TP_ESTADO_CIVIL</text:span><text:span text:style-name="T38"> foi dividido em 4 colunas booleanas: </text:span><text:span text:style-name="T10">ESTADO_CIVIL_SOLTEIRO, ESTADO_CIVIL_CASADO, ESTADO_CIVIL_DIVORCIADO e ESTADO_CIVIL_VIUVO.</text:span></text:p>
        </text:list-item>
        <text:list-item>
          <text:p text:style-name="P13"><text:span text:style-name="T3">ST_CONCLUSAO</text:span> foi dividido em 4 colunas seguindo o mesmo princípio: <text:span text:style-name="T4">ENSINO_MEDIO_CONCLUIDO</text:span><text:span text:style-name="T34"> </text:span><text:span text:style-name="T33">(alunos que já haviam concluído o Ensino Médio quando a prova foi aplicada)</text:span><text:span text:style-name="T25">, </text:span><text:span text:style-name="T4">ENSINO_MEDIO_EM_201</text:span><text:span text:style-name="T5">2 </text:span><text:span text:style-name="T9">(</text:span><text:span text:style-name="T33">alunos que estavam concluindo o Ensimo Médio no mesmo ano de aplicação da prova</text:span><text:span text:style-name="T9">)</text:span><text:span text:style-name="T25">, </text:span><text:span text:style-name="T4">ENSINO_MEDIO_DEPOIS_201</text:span><text:span text:style-name="T5">2</text:span><text:span text:style-name="T25"> (alunos que só concluiríam o Ensino Médio em anos posteriores à aplicação da prova) e </text:span><text:span text:style-name="T4">ENSINO_MEDIO_NAO_FAZ</text:span><text:span text:style-name="T34"> </text:span><text:span text:style-name="T33">(alunos que </text:span><text:span text:style-name="T35">nem </text:span><text:span text:style-name="T33">haviam concluído </text:span><text:span text:style-name="T36">previamente </text:span><text:span text:style-name="T33">nem estavam cursando o Ensino Médio)</text:span><text:span text:style-name="T25">. O ano exato de conclusão do Ensino Médio, quando informado, foi descartado. </text:span></text:p>
        </text:list-item>
        <text:list-item>
          <text:p text:style-name="P14">Por fim, a nota da redação foi dividida <text:span text:style-name="T26">nos</text:span> 4 grupos <text:span text:style-name="T26">anteriormente cidados: <text:s/>“ruim”, “regular”, “boa” e “ótima”.</text:span></text:p>
        </text:list-item>
      </text:list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imbus Mono L" svg:font-family="'Nimbus Mono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ct_20_with_20_arrow" style:display-name="Object with arrow" style:family="paragraph" style:parent-style-name="Default" style:default-outline-level=""/>
    <style:style style:name="Object_20_with_20_shadow" style:display-name="Object with shadow" style:family="paragraph" style:parent-style-name="Default" style:default-outline-level=""/>
    <style:style style:name="Object_20_without_20_fill" style:display-name="Object without fill" style:family="paragraph" style:parent-style-name="Default" style:default-outline-level=""/>
    <style:style style:name="Object_20_with_20_no_20_fill_20_and_20_no_20_line" style:display-name="Object with no fill and no line" style:family="paragraph" style:parent-style-name="Default" style:default-outline-level=""/>
    <style:style style:name="Text_20_body_20__28_user_29_" style:display-name="Text body (user)" style:family="paragraph" style:parent-style-name="Default" style:default-outline-level="">
      <style:text-properties fo:font-size="16pt" style:font-size-asian="16pt"/>
    </style:style>
    <style:style style:name="Text_20_body_20_justified" style:display-name="Text body justified" style:family="paragraph" style:parent-style-name="Default" style:default-outline-level="">
      <style:paragraph-properties fo:text-align="start" style:justify-single-word="false"/>
    </style:style>
    <style:style style:name="Title1" style:family="paragraph" style:parent-style-name="Default" style:default-outline-level="">
      <style:paragraph-properties fo:text-align="center" style:justify-single-word="false"/>
      <style:text-properties fo:font-size="24pt" style:font-size-asian="24pt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fo:text-align="center" style:justify-single-word="false" fo:text-indent="0in" style:auto-text-indent="false"/>
      <style:text-properties fo:font-size="36pt" style:font-size-asian="36pt"/>
    </style:style>
    <style:style style:name="Dimension_20_Line" style:display-name="Dimension Line" style:family="paragraph" style:parent-style-name="Default" style:default-outline-level="">
      <style:text-properties fo:font-size="12pt" style:font-size-asian="12pt"/>
    </style:style>
    <style:style style:name="master-page67_7e_LT_7e_Gliederung_20_1" style:display-name="master-page67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67_7e_LT_7e_Gliederung_20_2" style:display-name="master-page67~LT~Gliederung 2" style:family="paragraph" style:parent-style-name="master-page67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67_7e_LT_7e_Gliederung_20_3" style:display-name="master-page67~LT~Gliederung 3" style:family="paragraph" style:parent-style-name="master-page67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67_7e_LT_7e_Gliederung_20_4" style:display-name="master-page67~LT~Gliederung 4" style:family="paragraph" style:parent-style-name="master-page67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7_7e_LT_7e_Gliederung_20_5" style:display-name="master-page67~LT~Gliederung 5" style:family="paragraph" style:parent-style-name="master-page67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7_7e_LT_7e_Gliederung_20_6" style:display-name="master-page67~LT~Gliederung 6" style:family="paragraph" style:parent-style-name="master-page67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7_7e_LT_7e_Gliederung_20_7" style:display-name="master-page67~LT~Gliederung 7" style:family="paragraph" style:parent-style-name="master-page67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7_7e_LT_7e_Gliederung_20_8" style:display-name="master-page67~LT~Gliederung 8" style:family="paragraph" style:parent-style-name="master-page67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7_7e_LT_7e_Gliederung_20_9" style:display-name="master-page67~LT~Gliederung 9" style:family="paragraph" style:parent-style-name="master-page67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7_7e_LT_7e_Titel" style:display-name="master-page67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67_7e_LT_7e_Untertitel" style:display-name="master-page67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67_7e_LT_7e_Notizen" style:display-name="master-page67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67_7e_LT_7e_Hintergrundobjekte" style:display-name="master-page67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67_7e_LT_7e_Hintergrund" style:display-name="master-page67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4_7e_LT_7e_Gliederung_20_1" style:display-name="master-page64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64_7e_LT_7e_Gliederung_20_2" style:display-name="master-page64~LT~Gliederung 2" style:family="paragraph" style:parent-style-name="master-page64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64_7e_LT_7e_Gliederung_20_3" style:display-name="master-page64~LT~Gliederung 3" style:family="paragraph" style:parent-style-name="master-page64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64_7e_LT_7e_Gliederung_20_4" style:display-name="master-page64~LT~Gliederung 4" style:family="paragraph" style:parent-style-name="master-page64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4_7e_LT_7e_Gliederung_20_5" style:display-name="master-page64~LT~Gliederung 5" style:family="paragraph" style:parent-style-name="master-page64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4_7e_LT_7e_Gliederung_20_6" style:display-name="master-page64~LT~Gliederung 6" style:family="paragraph" style:parent-style-name="master-page64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4_7e_LT_7e_Gliederung_20_7" style:display-name="master-page64~LT~Gliederung 7" style:family="paragraph" style:parent-style-name="master-page64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4_7e_LT_7e_Gliederung_20_8" style:display-name="master-page64~LT~Gliederung 8" style:family="paragraph" style:parent-style-name="master-page64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4_7e_LT_7e_Gliederung_20_9" style:display-name="master-page64~LT~Gliederung 9" style:family="paragraph" style:parent-style-name="master-page64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4_7e_LT_7e_Titel" style:display-name="master-page64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64_7e_LT_7e_Untertitel" style:display-name="master-page64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64_7e_LT_7e_Notizen" style:display-name="master-page64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64_7e_LT_7e_Hintergrundobjekte" style:display-name="master-page64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64_7e_LT_7e_Hintergrund" style:display-name="master-page64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57_7e_LT_7e_Gliederung_20_1" style:display-name="master-page57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57_7e_LT_7e_Gliederung_20_2" style:display-name="master-page57~LT~Gliederung 2" style:family="paragraph" style:parent-style-name="master-page57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57_7e_LT_7e_Gliederung_20_3" style:display-name="master-page57~LT~Gliederung 3" style:family="paragraph" style:parent-style-name="master-page57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57_7e_LT_7e_Gliederung_20_4" style:display-name="master-page57~LT~Gliederung 4" style:family="paragraph" style:parent-style-name="master-page57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7_7e_LT_7e_Gliederung_20_5" style:display-name="master-page57~LT~Gliederung 5" style:family="paragraph" style:parent-style-name="master-page57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7_7e_LT_7e_Gliederung_20_6" style:display-name="master-page57~LT~Gliederung 6" style:family="paragraph" style:parent-style-name="master-page57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7_7e_LT_7e_Gliederung_20_7" style:display-name="master-page57~LT~Gliederung 7" style:family="paragraph" style:parent-style-name="master-page57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7_7e_LT_7e_Gliederung_20_8" style:display-name="master-page57~LT~Gliederung 8" style:family="paragraph" style:parent-style-name="master-page57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7_7e_LT_7e_Gliederung_20_9" style:display-name="master-page57~LT~Gliederung 9" style:family="paragraph" style:parent-style-name="master-page57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7_7e_LT_7e_Titel" style:display-name="master-page57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57_7e_LT_7e_Untertitel" style:display-name="master-page57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57_7e_LT_7e_Notizen" style:display-name="master-page57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57_7e_LT_7e_Hintergrundobjekte" style:display-name="master-page57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57_7e_LT_7e_Hintergrund" style:display-name="master-page57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52_7e_LT_7e_Gliederung_20_1" style:display-name="master-page52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52_7e_LT_7e_Gliederung_20_2" style:display-name="master-page52~LT~Gliederung 2" style:family="paragraph" style:parent-style-name="master-page52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52_7e_LT_7e_Gliederung_20_3" style:display-name="master-page52~LT~Gliederung 3" style:family="paragraph" style:parent-style-name="master-page52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52_7e_LT_7e_Gliederung_20_4" style:display-name="master-page52~LT~Gliederung 4" style:family="paragraph" style:parent-style-name="master-page52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2_7e_LT_7e_Gliederung_20_5" style:display-name="master-page52~LT~Gliederung 5" style:family="paragraph" style:parent-style-name="master-page52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2_7e_LT_7e_Gliederung_20_6" style:display-name="master-page52~LT~Gliederung 6" style:family="paragraph" style:parent-style-name="master-page52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2_7e_LT_7e_Gliederung_20_7" style:display-name="master-page52~LT~Gliederung 7" style:family="paragraph" style:parent-style-name="master-page52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2_7e_LT_7e_Gliederung_20_8" style:display-name="master-page52~LT~Gliederung 8" style:family="paragraph" style:parent-style-name="master-page52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2_7e_LT_7e_Gliederung_20_9" style:display-name="master-page52~LT~Gliederung 9" style:family="paragraph" style:parent-style-name="master-page52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2_7e_LT_7e_Titel" style:display-name="master-page52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52_7e_LT_7e_Untertitel" style:display-name="master-page52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52_7e_LT_7e_Notizen" style:display-name="master-page52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52_7e_LT_7e_Hintergrundobjekte" style:display-name="master-page5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52_7e_LT_7e_Hintergrund" style:display-name="master-page52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_7e_LT_7e_Gliederung_20_1" style:display-name="master-page3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1T19:30:58.880335537</meta:creation-date>
    <dc:date>2017-02-21T23:47:39.566625892</dc:date>
    <meta:editing-duration>PT2H2M37S</meta:editing-duration>
    <meta:editing-cycles>69</meta:editing-cycles>
    <meta:generator>LibreOffice/5.3.0.3$Linux_X86_64 LibreOffice_project/30m0$Build-3</meta:generator>
    <meta:document-statistic meta:table-count="0" meta:image-count="0" meta:object-count="0" meta:page-count="2" meta:paragraph-count="23" meta:word-count="649" meta:character-count="4219" meta:non-whitespace-character-count="3600"/>
  </office:meta>
</office:document-meta>
</file>